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0000003009652AA1D.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fresh-morning-title">
      <style:graphic-properties fo:min-height="3.256cm"/>
    </style:style>
    <style:style style:name="pr2" style:family="presentation" style:parent-style-name="fresh-morning-outline1">
      <style:graphic-properties fo:min-height="13.609cm"/>
    </style:style>
    <style:style style:name="pr3" style:family="presentation" style:parent-style-name="fresh-morning-notes">
      <style:graphic-properties draw:fill-color="#ffffff" draw:auto-grow-height="true" fo:min-height="13.365cm"/>
    </style:style>
    <style:style style:name="pr4" style:family="presentation" style:parent-style-name="fresh-morning-title">
      <style:graphic-properties draw:auto-grow-height="true" fo:min-height="3.507cm"/>
    </style:style>
    <style:style style:name="pr5" style:family="presentation" style:parent-style-name="fresh-morning-outline1">
      <style:graphic-properties draw:auto-grow-height="true" fo:min-height="13.86cm"/>
    </style:style>
    <style:style style:name="pr6" style:family="presentation" style:parent-style-name="fresh-morning-notes">
      <style:graphic-properties draw:fill-color="#ffffff" fo:min-height="13.114cm"/>
    </style:style>
    <style:style style:name="pr7" style:family="presentation" style:parent-style-name="fresh-morning-outline1">
      <style:graphic-properties fo:min-height="5.675cm"/>
    </style:style>
    <style:style style:name="P1" style:family="paragraph">
      <style:text-properties fo:font-size="20pt" style:font-size-asian="20pt" style:font-size-complex="20pt"/>
    </style:style>
    <style:style style:name="P2" style:family="paragraph">
      <style:text-properties fo:font-size="20pt"/>
    </style:style>
    <style:style style:name="T1" style:family="text">
      <style:text-properties fo:font-size="20pt" style:font-size-asian="20pt" style:font-size-complex="20pt"/>
    </style:style>
    <style:style style:name="T2" style:family="text">
      <style:text-properties fo:font-family="'Courier New'" style:font-family-generic="modern" style:font-pitch="fixed" fo:font-size="16pt" style:font-size-asian="16pt" style:font-size-complex="16pt"/>
    </style:style>
    <style:style style:name="T3" style:family="text">
      <style:text-properties fo:font-size="15pt" style:font-size-asian="15pt" style:font-size-complex="15pt"/>
    </style:style>
    <style:style style:name="T4" style:family="text">
      <style:text-properties fo:font-size="14pt" style:font-size-asian="14pt" style:font-size-complex="14pt"/>
    </style:style>
    <style:style style:name="T5" style:family="text">
      <style:text-properties fo:font-family="Albany" style:font-family-generic="swiss" fo:font-size="20pt" style:font-size-asian="20pt" style:font-size-complex="20pt"/>
    </style:style>
    <style:style style:name="T6" style:family="text">
      <style:text-properties fo:font-family="'Courier New'" style:font-family-generic="modern" style:font-pitch="fixed" fo:font-size="16pt" fo:font-weight="bold" style:font-size-asian="16pt" style:font-weight-asian="bold" style:font-size-complex="16pt" style:font-weight-complex="bold"/>
    </style:style>
    <style:style style:name="T7" style:family="text">
      <style:text-properties fo:font-family="'Courier New'" style:font-family-generic="modern" style:font-pitch="fixed" fo:font-size="16pt" fo:font-weight="normal" style:font-size-asian="16pt" style:font-weight-asian="normal" style:font-size-complex="16pt" style:font-weight-complex="normal"/>
    </style:style>
    <style:style style:name="T8" style:family="text">
      <style:text-properties fo:font-family="Albany" style:font-family-generic="swiss" fo:font-size="15pt" style:font-size-asian="15pt" style:font-size-complex="15pt"/>
    </style:style>
    <style:style style:name="T9" style:family="text">
      <style:text-properties fo:font-family="Albany" style:font-family-generic="swiss" fo:font-size="20pt" fo:font-weight="bold" style:font-size-asian="20pt" style:font-weight-asian="bold" style:font-size-complex="20pt" style:font-weight-complex="bold"/>
    </style:style>
    <style:style style:name="T10" style:family="text">
      <style:text-properties fo:font-weight="bold" style:font-weight-asian="bold" style:font-weight-complex="bold"/>
    </style:style>
    <style:style style:name="T11" style:family="text">
      <style:text-properties fo:font-weight="bold"/>
    </style:style>
    <style:style style:name="T12" style:family="text">
      <style:text-properties fo:font-size="32pt" fo:font-weight="bold" style:font-size-asian="32pt" style:font-weight-asian="bold" style:font-size-complex="32pt" style:font-weight-complex="bold"/>
    </style:style>
    <style:style style:name="T13" style:family="text">
      <style:text-properties fo:font-style="italic" style:font-style-asian="italic" style:font-style-complex="italic"/>
    </style:style>
    <style:style style:name="T14" style:family="text">
      <style:text-properties fo:font-family="'Courier New'" style:font-family-generic="modern" style:font-pitch="fixed" fo:font-size="16pt" fo:font-style="italic" style:font-size-asian="16pt" style:font-style-asian="italic" style:font-size-complex="16pt" style:font-style-complex="italic"/>
    </style:style>
    <style:style style:name="T15" style:family="text">
      <style:text-properties fo:font-family="'Courier New'" style:font-family-generic="modern" style:font-pitch="fixed"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fresh-morning" presentation:presentation-page-layout-name="AL1T1">
        <office:forms form:automatic-focus="false" form:apply-design-mode="false"/>
        <draw:frame presentation:style-name="pr1" draw:layer="layout" svg:width="25.199cm" svg:height="3.473cm" svg:x="1.4cm" svg:y="0.854cm" presentation:class="title" presentation:user-transformed="true">
          <draw:text-box>
            <text:p>Closures and pointers to member functions in ooc</text:p>
          </draw:text-box>
        </draw:frame>
        <draw:frame presentation:style-name="pr2" draw:layer="layout" svg:width="25.199cm" svg:height="13.609cm" svg:x="1.4cm" svg:y="4.914cm" presentation:class="outline" presentation:user-transformed="true">
          <draw:text-box>
            <text:list text:style-name="L2">
              <text:list-item>
                <text:p>Amos Wenger - ooc creator</text:p>
              </text:list-item>
            </text:list>
            <text:p/>
            <text:p>Closures are thought to be quite easy to implement in C (the preferred ooc target language). But when it comes to compatibility with existing C functions that, e.g., register callbacks (glut, SDL, GTK), it requires more trickery. This presentation will try to explain what the problem is, which solutions have been suggested and are used in other projects, which solution I suggest, and why I think it's the best compromise.</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fresh-morning" presentation:presentation-page-layout-name="AL1T1">
        <office:forms form:automatic-focus="false" form:apply-design-mode="false"/>
        <draw:frame presentation:style-name="pr4" draw:layer="layout" svg:width="25.199cm" svg:height="3.507cm" svg:x="1.4cm" svg:y="0.837cm" presentation:class="title">
          <draw:text-box>
            <text:p>The Problem</text:p>
          </draw:text-box>
        </draw:frame>
        <draw:frame presentation:style-name="pr2" draw:text-style-name="P1" draw:layer="layout" svg:width="25.199cm" svg:height="13.609cm" svg:x="1.4cm" svg:y="4.914cm" presentation:class="outline" presentation:user-transformed="true">
          <draw:text-box>
            <text:p><text:span text:style-name="T1">In ooc, member functions take as first argument a pointer to the class instance we're calling, e.g. 'this' (also named 'self')</text:span></text:p>
            <text:p><text:span text:style-name="T2">class Thing {</text:span><text:span text:style-name="T2"><text:line-break/></text:span><text:span text:style-name="T2"> <text:s/>String name; // member variable</text:span><text:span text:style-name="T2"><text:line-break/></text:span><text:span text:style-name="T2"> <text:s/>func blah { // member function</text:span><text:span text:style-name="T2"><text:line-break/></text:span><text:span text:style-name="T2"> <text:s text:c="3"/>printf("my name is %s\n", this.name); // explicit access to member variable</text:span><text:span text:style-name="T2"><text:line-break/></text:span><text:span text:style-name="T2"> <text:s/>}</text:span><text:span text:style-name="T2"><text:line-break/></text:span><text:span text:style-name="T2">}</text:span></text:p>
            <text:p><text:span text:style-name="T1">translates to:</text:span></text:p>
            <text:p><text:span text:style-name="T2">struct Thing {</text:span><text:span text:style-name="T2"><text:line-break/></text:span><text:span text:style-name="T2"> <text:s/>char *name; // other fields left out for clarity</text:span><text:span text:style-name="T2"><text:line-break/></text:span><text:span text:style-name="T2">}</text:span><text:span text:style-name="T2"><text:line-break/></text:span><text:span text:style-name="T2">void Thing_blah(struct Thing* this) {</text:span><text:span text:style-name="T2"><text:line-break/></text:span><text:span text:style-name="T2"> <text:s/>print("my name is %s\n", this-&gt;name);</text:span><text:span text:style-name="T2"><text:line-break/></text:span><text:span text:style-name="T2">}</text:spa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fresh-morning" presentation:presentation-page-layout-name="AL1T1">
        <office:forms form:automatic-focus="false" form:apply-design-mode="false"/>
        <draw:frame presentation:style-name="pr4" draw:layer="layout" svg:width="25.199cm" svg:height="3.507cm" svg:x="1.4cm" svg:y="0.837cm" presentation:class="title">
          <draw:text-box>
            <text:p>The Problem</text:p>
          </draw:text-box>
        </draw:frame>
        <draw:frame presentation:style-name="pr5" draw:layer="layout" svg:width="25.199cm" svg:height="13.86cm" svg:x="1.4cm" svg:y="4.914cm" presentation:class="outline" presentation:user-transformed="true">
          <draw:text-box>
            <text:p>Now we want to register a glut <text:span text:style-name="T3">(opengl windowing and event library)</text:span> idle callback <text:span text:style-name="T4">(called when nothing else important happens)</text:span>. ooc code:</text:p>
            <text:p><text:span text:style-name="T2">class Thing {</text:span></text:p>
            <text:p><text:span text:style-name="T2"><text:s text:c="2"/></text:span><text:span text:style-name="T2">// […] previous declarations</text:span></text:p>
            <text:p><text:span text:style-name="T2"><text:s text:c="2"/></text:span><text:span text:style-name="T2">func new(=name) {</text:span></text:p>
            <text:p><text:span text:style-name="T2"><text:s text:c="4"/></text:span><text:span text:style-name="T2">glutIdleFunc(this.@blah); // '@' is needed to get the address of blah</text:span></text:p>
            <text:p><text:span text:style-name="T2"><text:s text:c="2"/></text:span><text:span text:style-name="T2">}</text:span></text:p>
            <text:p><text:span text:style-name="T2">}</text:span></text:p>
            <text:p><text:span text:style-name="T2"/></text:p>
            <text:p><text:span text:style-name="T5">Generated C code:</text:span></text:p>
            <text:p><text:span text:style-name="T2">struct Thing* Thing_new() {</text:span><text:span text:style-name="T2"><text:line-break/></text:span><text:span text:style-name="T2"> <text:s/>struct Thing* this;</text:span><text:span text:style-name="T2"><text:line-break/></text:span><text:span text:style-name="T2"> <text:s/>// […] allocate 'this', etc.</text:span><text:span text:style-name="T2"><text:line-break/></text:span><text:span text:style-name="T2"> <text:s/>glutIdleFunc(this-&gt;blah);</text:span><text:span text:style-name="T2"><text:line-break/></text:span><text:span text:style-name="T2">}</text:span></text:p>
            <text:p><text:span text:style-name="T2"/></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1" draw:master-page-name="fresh-morning" presentation:presentation-page-layout-name="AL1T1">
        <office:forms form:automatic-focus="false" form:apply-design-mode="false"/>
        <draw:frame presentation:style-name="pr4" draw:layer="layout" svg:width="25.199cm" svg:height="3.507cm" svg:x="1.4cm" svg:y="0.837cm" presentation:class="title">
          <draw:text-box>
            <text:p>The Problem</text:p>
          </draw:text-box>
        </draw:frame>
        <draw:frame presentation:style-name="pr2" draw:layer="layout" svg:width="25.199cm" svg:height="16.382cm" svg:x="1.4cm" svg:y="4.914cm" presentation:class="outline" presentation:user-transformed="true">
          <draw:text-box>
            <text:p>Does it work?</text:p>
            <text:p><text:span text:style-name="T2">func main(Int argc, String* argv) {</text:span><text:span text:style-name="T2"><text:line-break/></text:span><text:span text:style-name="T2"><text:line-break/></text:span><text:span text:style-name="T2"> <text:s/>glutInit(&amp;argc, argv);</text:span><text:span text:style-name="T2"><text:line-break/></text:span><text:span text:style-name="T2"> <text:s/>glutCreateWindow("Dumb window");</text:span><text:span text:style-name="T2"><text:line-break/></text:span><text:span text:style-name="T2"> <text:s/>Thing t = new("Snatch");</text:span><text:span text:style-name="T2"><text:line-break/></text:span><text:span text:style-name="T2"> <text:s/>printf("thing address: %p\n", t);</text:span><text:span text:style-name="T2"><text:line-break/></text:span><text:span text:style-name="T2"> <text:s/>glutMainLoop();</text:span><text:span text:style-name="T2"><text:line-break/></text:span><text:span text:style-name="T2"><text:line-break/></text:span><text:span text:style-name="T2">}</text:span></text:p>
            <text:p>Nope: kabloom!</text:p>
            <text:p><text:span text:style-name="T2">thing address: 0x84e9ff0</text:span><text:span text:style-name="T2"><text:line-break/></text:span><text:span text:style-name="T2">Program received signal SIGSEGV, Segmentation fault.</text:span><text:span text:style-name="T2"><text:line-break/></text:span><text:span text:style-name="T2">[Switching to Thread 0xb6c636f0 (LWP 9419)]</text:span><text:span text:style-name="T2"><text:line-break/></text:span><text:span text:style-name="T2">0xb7e8082b in strlen () from /lib/libc.so.6</text:span><text:span text:style-name="T2"><text:line-break/></text:span><text:span text:style-name="T2">(gdb) bt</text:span><text:span text:style-name="T2"><text:line-break/></text:span><text:span text:style-name="T2">#0 <text:s/>0xb7e8082b in strlen () from /lib/libc.so.6</text:span><text:span text:style-name="T2"><text:line-break/></text:span><text:span text:style-name="T2">#1 <text:s/>0xb7e4daec in vfprintf () from /lib/libc.so.6</text:span><text:span text:style-name="T2"><text:line-break/></text:span><text:span text:style-name="T2">#2 <text:s/>0xb7e53ee1 in printf () from /lib/libc.so.6</text:span><text:span text:style-name="T2"><text:line-break/></text:span><text:span text:style-name="T2">#3 <text:s/>0x08048e60 in Thing_blah (this=0xb7e74287) at ooc_tmp/glutshowcase.c:17</text:span><text:span text:style-name="T2"><text:line-break/></text:span><text:span text:style-name="T2">#4 <text:s/>0xb809dd07 in glutMainLoop () from /usr/lib/libglut.so.3</text:span></text:p>
            <text:list text:style-name="L2">
              <text:list-header>
                <text:p/>
              </text:list-header>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fresh-morning" presentation:presentation-page-layout-name="AL1T1">
        <office:forms form:automatic-focus="false" form:apply-design-mode="false"/>
        <draw:frame presentation:style-name="pr4" draw:layer="layout" svg:width="25.199cm" svg:height="3.507cm" svg:x="1.4cm" svg:y="0.837cm" presentation:class="title">
          <draw:text-box>
            <text:p>The Problem</text:p>
          </draw:text-box>
        </draw:frame>
        <draw:frame presentation:style-name="pr2" draw:layer="layout" svg:width="25.199cm" svg:height="14.039cm" svg:x="1.4cm" svg:y="4.914cm" presentation:class="outline" presentation:user-transformed="true">
          <draw:text-box>
            <text:p>What's happening?</text:p>
            <text:p><text:span text:style-name="T2">thing address: </text:span><text:span text:style-name="T6">0x84e9ff0</text:span></text:p>
            <text:p><text:span text:style-name="T2">#3 <text:s/>0x08048e60 in Thing_blah (this=</text:span><text:span text:style-name="T6">0xb7e74287</text:span><text:span text:style-name="T2">) at […]</text:span></text:p>
            <text:p><text:span text:style-name="T2"/></text:p>
            <text:p><text:span text:style-name="T7">this</text:span><text:span text:style-name="T5"> is a dangling pointer! </text:span><text:span text:style-name="T8">(it points to any location in memory)</text:span><text:span text:style-name="T5"> it's not even null, so we can't detect the error before calling the function.</text:span></text:p>
            <text:p><text:span text:style-name="T5"/></text:p>
            <text:p><text:span text:style-name="T9">Why does it happen?</text:span><text:span text:style-name="T5"> Because glutMainLoop looks something like:</text:span></text:p>
            <text:p><text:span text:style-name="T2">void (idleFunc*)(); // pointer to function, named idleFunc</text:span><text:span text:style-name="T2"><text:line-break/></text:span><text:span text:style-name="T2">// if nothing interesting happens</text:span></text:p>
            <text:p><text:span text:style-name="T2">idleFunc();</text:span></text:p>
            <text:p/>
            <text:p>It sounds crazy, but C <text:span text:style-name="T10">doesn't check </text:span><text:span text:style-name="T11">anything</text:span> before calling a function pointer, especially the arguments we passing it. So here a pointer to Thing would be expected, but instead we pass nothing, hence the dangling pointer.</text:p>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fresh-morning"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p>Solution #1 – static null</text:p>
          </draw:text-box>
        </draw:frame>
        <draw:frame presentation:style-name="pr2" draw:layer="layout" svg:width="25.199cm" svg:height="13.609cm" svg:x="1.5cm" svg:y="4.9cm" presentation:class="outline" presentation:user-transformed="true">
          <draw:text-box>
            <text:p>That is what was implemented in ooc 0.1 with the 'callback' keyword. But it's so bad that I finally removed it, and here's why.</text:p>
            <text:p/>
            <text:p><text:span text:style-name="T2">void Thing_blah(struct Thing* this2) {</text:span><text:span text:style-name="T2"><text:line-break/></text:span><text:span text:style-name="T2"> <text:s/>static struct Thing* this = null;</text:span><text:span text:style-name="T2"><text:line-break/></text:span><text:span text:style-name="T2"> <text:s/>if(this == NULL) { // unnecessarily verbose, I know, but very clear.</text:span><text:span text:style-name="T2"><text:line-break/></text:span><text:span text:style-name="T2"> <text:s text:c="3"/>this = this2;</text:span><text:span text:style-name="T2"><text:line-break/></text:span><text:span text:style-name="T2"> <text:s text:c="3"/>return;</text:span><text:span text:style-name="T2"><text:line-break/></text:span><text:span text:style-name="T2"> <text:s/>}</text:span><text:span text:style-name="T2"><text:line-break/></text:span><text:span text:style-name="T2"> <text:s/>print("my name is %s\n", this-&gt;name);</text:span><text:span text:style-name="T2"><text:line-break/></text:span><text:span text:style-name="T2">}</text:span></text:p>
            <text:p><text:span text:style-name="T5"/></text:p>
            <text:p><text:span text:style-name="T2">struct Thing* Thing_new() {</text:span><text:span text:style-name="T2"><text:line-break/></text:span><text:span text:style-name="T2"> <text:s/>struct Thing* this;</text:span><text:span text:style-name="T2"><text:line-break/></text:span><text:span text:style-name="T2"> <text:s/>// […] allocate 'this', etc.</text:span><text:span text:style-name="T2"><text:line-break/></text:span><text:span text:style-name="T6"> <text:s/>Thing_new(this); // initialize the static method field 'this'</text:span><text:span text:style-name="T2"><text:line-break/></text:span><text:span text:style-name="T2"> <text:s/>glutIdleFunc(this-&gt;blah);</text:span><text:span text:style-name="T2"><text:line-break/></text:span><text:span text:style-name="T2">}</text:span></text:p>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114cm" svg:x="2.1cm" svg:y="14.107cm" presentation:class="notes" presentation:placeholder="true">
            <draw:text-box/>
          </draw:frame>
        </presentation:notes>
      </draw:page>
      <draw:page draw:name="page7" draw:style-name="dp1" draw:master-page-name="fresh-morning" presentation:presentation-page-layout-name="AL1T1">
        <office:forms form:automatic-focus="false" form:apply-design-mode="false"/>
        <draw:frame presentation:style-name="pr1" draw:layer="layout" svg:width="25.199cm" svg:height="3.256cm" svg:x="1.4cm" svg:y="0.962cm" presentation:class="title">
          <draw:text-box>
            <text:p>Solution #1 – static null</text:p>
          </draw:text-box>
        </draw:frame>
        <draw:frame presentation:style-name="pr2" draw:layer="layout" svg:width="25.199cm" svg:height="13.609cm" svg:x="1.4cm" svg:y="4.914cm" presentation:class="outline" presentation:user-transformed="true">
          <draw:text-box>
            <text:p><text:span text:style-name="T10">Does it work?</text:span> Yes.</text:p>
            <text:p><text:span text:style-name="T12">Limitation #1 – multiple callbacks</text:span></text:p>
            <text:p>If you register callbacks on different 'Thing' objects, they will all behave as if you had registered callbacks on the same object (the first to be registered), since <text:span text:style-name="T2">this</text:span> will be non-null.</text:p>
            <text:p>Example:</text:p>
            <text:p><text:line-break/><text:span text:style-name="T2">func main {</text:span><text:span text:style-name="T2"><text:line-break/></text:span><text:span text:style-name="T2"> <text:s/>new Thing("gaston");</text:span><text:span text:style-name="T2"><text:line-break/></text:span><text:span text:style-name="T2"> <text:s/>new Thing("dudule");</text:span><text:span text:style-name="T2"><text:line-break/></text:span><text:span text:style-name="T2">}</text:span><text:line-break/></text:p>
            <text:p>Prints:</text:p>
            <text:p><text:span text:style-name="T2">gaston</text:span><text:span text:style-name="T2"><text:line-break/></text:span><text:span text:style-name="T2">gaston</text:span></text:p>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114cm" svg:x="2.1cm" svg:y="14.107cm" presentation:class="notes" presentation:placeholder="true">
            <draw:text-box/>
          </draw:frame>
        </presentation:notes>
      </draw:page>
      <draw:page draw:name="page8" draw:style-name="dp1" draw:master-page-name="fresh-morning" presentation:presentation-page-layout-name="AL1T1">
        <office:forms form:automatic-focus="false" form:apply-design-mode="false"/>
        <draw:frame presentation:style-name="pr1" draw:layer="layout" svg:width="25.199cm" svg:height="3.256cm" svg:x="1.4cm" svg:y="0.962cm" presentation:class="title">
          <draw:text-box>
            <text:p>Solution #1 – static null</text:p>
          </draw:text-box>
        </draw:frame>
        <draw:frame presentation:style-name="pr2" draw:layer="layout" svg:width="25.199cm" svg:height="14.067cm" svg:x="1.4cm" svg:y="4.914cm" presentation:class="outline" presentation:user-transformed="true">
          <draw:text-box>
            <text:p><text:span text:style-name="T12">Limitation #2 – additional arguments</text:span></text:p>
            <text:p>If the callback you register was expecting arguments (e.g. mouse/keyboard event in GDK, expecting a struct GdkEvent* and other things), depending on the platform, you won't get them, since the arguments will be shifted.</text:p>
            <text:p>Example, ooc code (in a class definition)<text:line-break/><text:span text:style-name="T2">func handleEvent(struct GdkEvent* event) {</text:span><text:span text:style-name="T2"><text:line-break/></text:span><text:span text:style-name="T2"> <text:s/>// do things with 'this' and with 'event'</text:span><text:span text:style-name="T2"><text:line-break/></text:span><text:span text:style-name="T2">}</text:span></text:p>
            <text:p>Generated code:</text:p>
            <text:p><text:span text:style-name="T2">void handleEvent(struct MyClass* this, struct GdkEvent* event);</text:span></text:p>
            <text:p>Gtk code, calling the callback:</text:p>
            <text:p><text:span text:style-name="T2">handleEvent(event);</text:span></text:p>
            <text:p>Thus, <text:span text:style-name="T2">this</text:span> points to the GdkEvent structure, and <text:span text:style-name="T2">event</text:span> is dangling.</text:p>
            <text:p><text:span text:style-name="T13">Note: making </text:span><text:span text:style-name="T14">this </text:span><text:span text:style-name="T13">the last argument isn't enough. You can't rely on argument order, there are different calling conventions, and optimizers aren't friendly.</text:span></text:p>
          </draw:text-box>
        </draw:frame>
        <presentation:notes draw:style-name="dp2">
          <draw:page-thumbnail draw:style-name="gr1" draw:layer="layout" svg:width="14.848cm" svg:height="11.136cm" svg:x="3.075cm" svg:y="2.257cm" draw:page-number="8" presentation:class="page"/>
          <draw:frame presentation:style-name="pr6" draw:text-style-name="P2" draw:layer="layout" svg:width="16.799cm" svg:height="13.114cm" svg:x="2.1cm" svg:y="14.107cm" presentation:class="notes" presentation:placeholder="true">
            <draw:text-box/>
          </draw:frame>
        </presentation:notes>
      </draw:page>
      <draw:page draw:name="page9" draw:style-name="dp1" draw:master-page-name="fresh-morning"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p>Solution #2 – locals struct</text:p>
          </draw:text-box>
        </draw:frame>
        <draw:frame presentation:style-name="pr2" draw:layer="layout" svg:width="25.199cm" svg:height="13.654cm" svg:x="1.5cm" svg:y="4.9cm" presentation:class="outline" presentation:user-transformed="true">
          <draw:text-box>
            <text:p>There's more to the problem than I mentioned. Currently (ooc 0.2.x), passing a pointer to a member function is also a problem in pure ooc code.</text:p>
            <text:p><text:span text:style-name="T2">func call(Func f) { // 'Func' is the type of a function pointer in ooc</text:span><text:span text:style-name="T2"><text:line-break/></text:span><text:span text:style-name="T2"> <text:s/>f();</text:span><text:span text:style-name="T2"><text:line-break/></text:span><text:span text:style-name="T2">}</text:span><text:span text:style-name="T2"><text:line-break/></text:span><text:span text:style-name="T2">Thing t = new;</text:span><text:span text:style-name="T2"><text:line-break/></text:span><text:span text:style-name="T2">call(t.@blah);</text:span></text:p>
            <text:p><text:span text:style-name="T5">Baoom! </text:span><text:span text:style-name="T2">this</text:span><text:span text:style-name="T5"> is dangling, thus segfault.</text:span></text:p>
            <text:p><text:span text:style-name="T5">Besides, currently there are no way to do closures!</text:span></text:p>
            <text:p><text:span text:style-name="T5">What is a closure? Dumb example:</text:span></text:p>
            <text:p><text:span text:style-name="T2">for(int i: 0..10) {</text:span><text:span text:style-name="T2"><text:line-break/></text:span><text:span text:style-name="T2"> <text:s/>Func f = func {</text:span><text:span text:style-name="T2"><text:line-break/></text:span><text:span text:style-name="T2"> <text:s text:c="3"/>printf("i = %d\n", i);</text:span><text:span text:style-name="T2"><text:line-break/></text:span><text:span text:style-name="T2"> <text:s/>};</text:span><text:span text:style-name="T2"><text:line-break/></text:span><text:span text:style-name="T2"> <text:s/>call(f);</text:span><text:span text:style-name="T2"><text:line-break/></text:span><text:span text:style-name="T2">}</text:span></text:p>
            <text:p>We are defining a function inside a code block, which uses the local variable <text:span text:style-name="T2">i</text:span>.</text:p>
          </draw:text-box>
        </draw:frame>
        <presentation:notes draw:style-name="dp2">
          <draw:page-thumbnail draw:style-name="gr1" draw:layer="layout" svg:width="14.848cm" svg:height="11.136cm" svg:x="3.075cm" svg:y="2.257cm" draw:page-number="9" presentation:class="page"/>
          <draw:frame presentation:style-name="pr6" draw:text-style-name="P2" draw:layer="layout" svg:width="16.799cm" svg:height="13.114cm" svg:x="2.1cm" svg:y="14.107cm" presentation:class="notes" presentation:placeholder="true">
            <draw:text-box/>
          </draw:frame>
        </presentation:notes>
      </draw:page>
      <draw:page draw:name="page10" draw:style-name="dp1" draw:master-page-name="fresh-morning"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p>Solution #2 – locals struct</text:p>
          </draw:text-box>
        </draw:frame>
        <draw:frame presentation:style-name="pr2" draw:layer="layout" svg:width="25.199cm" svg:height="18.026cm" svg:x="1.5cm" svg:y="3.8cm" presentation:class="outline" presentation:user-transformed="true">
          <draw:text-box>
            <text:p>All this is achievable with a locals struct easily. For the dumb example:</text:p>
            <text:p><text:span text:style-name="T15">struct Closure {</text:span><text:span text:style-name="T15"><text:line-break/></text:span><text:span text:style-name="T15"> <text:s/>void *locals;</text:span><text:span text:style-name="T15"><text:line-break/></text:span><text:span text:style-name="T15"> <text:s/>void (*funcPointer)();</text:span><text:span text:style-name="T15"><text:line-break/></text:span><text:span text:style-name="T15">}</text:span><text:span text:style-name="T15"><text:line-break/></text:span><text:span text:style-name="T15"><text:line-break/></text:span><text:span text:style-name="T15">struct Closure1_locals {</text:span><text:span text:style-name="T15"><text:line-break/></text:span><text:span text:style-name="T15"> <text:s/>int *i;</text:span><text:span text:style-name="T15"><text:line-break/></text:span><text:span text:style-name="T15">};</text:span><text:span text:style-name="T15"><text:line-break/></text:span><text:span text:style-name="T15"><text:line-break/></text:span><text:span text:style-name="T15">void call(struct Closure* closure) {</text:span><text:span text:style-name="T15"><text:line-break/></text:span><text:span text:style-name="T15"> <text:s/>closure-&gt;funcPointer(locals);</text:span><text:span text:style-name="T15"><text:line-break/></text:span><text:span text:style-name="T15">}</text:span><text:span text:style-name="T15"><text:line-break/></text:span><text:span text:style-name="T15"/></text:p>
            <text:p><text:span text:style-name="T15">void closure1(struct Closure1_locals* locals) {</text:span><text:span text:style-name="T15"><text:line-break/></text:span><text:span text:style-name="T15"> <text:s/>printf("i = %d\n", locals-&gt;i);</text:span><text:span text:style-name="T15"><text:line-break/></text:span><text:span text:style-name="T15">}</text:span><text:span text:style-name="T15"><text:line-break/></text:span><text:span text:style-name="T15"><text:line-break/></text:span><text:span text:style-name="T15">void whatever() {</text:span><text:span text:style-name="T15"><text:line-break/></text:span><text:span text:style-name="T15"> <text:s/>for(int i = 0; i &lt; 10; i++) {</text:span><text:span text:style-name="T15"><text:line-break/></text:span><text:span text:style-name="T15"> <text:s text:c="3"/>struct Closure1_locals locals = { &amp;i };</text:span><text:span text:style-name="T15"><text:line-break/></text:span><text:span text:style-name="T15"> <text:s text:c="3"/>struct Closure closure = { &amp;locals, closure1 };</text:span><text:span text:style-name="T15"><text:line-break/></text:span><text:span text:style-name="T15"> <text:s text:c="3"/>call(&amp;closure);</text:span><text:span text:style-name="T15"><text:line-break/></text:span><text:span text:style-name="T15"> <text:s/>}</text:span><text:span text:style-name="T15"><text:line-break/></text:span><text:span text:style-name="T15">}</text:span></text:p>
            <text:p/>
            <text:p/>
          </draw:text-box>
        </draw:frame>
        <presentation:notes draw:style-name="dp2">
          <draw:page-thumbnail draw:style-name="gr1" draw:layer="layout" svg:width="14.848cm" svg:height="11.136cm" svg:x="3.075cm" svg:y="2.257cm" draw:page-number="10" presentation:class="page"/>
          <draw:frame presentation:style-name="pr6" draw:text-style-name="P2" draw:layer="layout" svg:width="16.799cm" svg:height="13.114cm" svg:x="2.1cm" svg:y="14.107cm" presentation:class="notes" presentation:placeholder="true">
            <draw:text-box/>
          </draw:frame>
        </presentation:notes>
      </draw:page>
      <draw:page draw:name="page11" draw:style-name="dp1" draw:master-page-name="fresh-morning" presentation:presentation-page-layout-name="AL1T1">
        <office:forms form:automatic-focus="false" form:apply-design-mode="false"/>
        <draw:frame presentation:style-name="pr1" draw:layer="layout" svg:width="25.199cm" svg:height="3.256cm" svg:x="1.4cm" svg:y="0.962cm" presentation:class="title">
          <draw:text-box>
            <text:p>Solution #2 – locals struct</text:p>
          </draw:text-box>
        </draw:frame>
        <draw:frame presentation:style-name="pr2" draw:layer="layout" svg:width="25.199cm" svg:height="13.609cm" svg:x="1.4cm" svg:y="4.914cm" presentation:class="outline">
          <draw:text-box>
            <text:p>And a pointer to member function example (specific case of closure), ooc code:</text:p>
            <text:p><text:span text:style-name="T2">// define call() and Thing class</text:span><text:span text:style-name="T2"><text:line-break/></text:span><text:span text:style-name="T2">func main {</text:span><text:span text:style-name="T2"><text:line-break/></text:span><text:span text:style-name="T2"> <text:s/>Thing gaston = new("gaston");</text:span><text:span text:style-name="T2"><text:line-break/></text:span><text:span text:style-name="T2">}</text:span></text:p>
            <text:p><text:span text:style-name="T2"/></text:p>
            <text:p>Generated C code:</text:p>
            <text:p><text:span text:style-name="T2">Thing_blah(struct Thing *this) {</text:span><text:span text:style-name="T2"><text:line-break/></text:span><text:span text:style-name="T2"> <text:s/>printf("my name is %s\n", this-&gt;name);</text:span><text:span text:style-name="T2"><text:line-break/></text:span><text:span text:style-name="T2">}</text:span><text:span text:style-name="T2"><text:line-break/></text:span><text:span text:style-name="T2"><text:line-break/></text:span><text:span text:style-name="T2">void main() {</text:span><text:span text:style-name="T2"><text:line-break/></text:span><text:span text:style-name="T2"> <text:s/>struct Thing *gaston = Thing_new("gaston");</text:span><text:span text:style-name="T2"><text:line-break/></text:span><text:span text:style-name="T2"> <text:s/>struct Closure closure = {gaston-&gt;blah, gaston};</text:span><text:span text:style-name="T2"><text:line-break/></text:span><text:span text:style-name="T2"> <text:s/>call(&amp;closure);</text:span><text:span text:style-name="T2"><text:line-break/></text:span><text:span text:style-name="T2">}</text:span></text:p>
            <text:p/>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114cm" svg:x="2.1cm" svg:y="14.107cm" presentation:class="notes" presentation:placeholder="true">
            <draw:text-box/>
          </draw:frame>
        </presentation:notes>
      </draw:page>
      <draw:page draw:name="page12" draw:style-name="dp1" draw:master-page-name="fresh-morning" presentation:presentation-page-layout-name="AL1T1">
        <office:forms form:automatic-focus="false" form:apply-design-mode="false"/>
        <draw:frame presentation:style-name="pr1" draw:layer="layout" svg:width="25.199cm" svg:height="3.256cm" svg:x="1.4cm" svg:y="0.962cm" presentation:class="title">
          <draw:text-box>
            <text:p>Solution #2 – locals struct</text:p>
          </draw:text-box>
        </draw:frame>
        <draw:frame presentation:style-name="pr2" draw:layer="layout" svg:width="25.199cm" svg:height="13.609cm" svg:x="1.4cm" svg:y="4.914cm" presentation:class="outline">
          <draw:text-box>
            <text:p>Does it work? Perfectly.</text:p>
            <text:p/>
            <text:p>Advantages:</text:p>
            <text:list text:style-name="L2">
              <text:list-item>
                <text:p>Very lightweight</text:p>
              </text:list-item>
              <text:list-item>
                <text:p>Support closures, additional arguments</text:p>
              </text:list-item>
              <text:list-item>
                <text:p>Natural: we'd do the same in plain C</text:p>
              </text:list-item>
            </text:list>
            <text:p/>
            <text:p>Limitations:</text:p>
            <text:list text:continue-numbering="true" text:style-name="L2">
              <text:list-item>
                <text:p>It changes the way we call pointer to functions (e.g. they are now a pointer to Closure struct)</text:p>
              </text:list-item>
              <text:list-item>
                <text:p>Consequence: can't pass an ooc pointer to function to a plain C function, it would try to call a struct =)</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2" draw:layer="layout" svg:width="16.799cm" svg:height="13.114cm" svg:x="2.1cm" svg:y="14.107cm" presentation:class="notes" presentation:placeholder="true">
            <draw:text-box/>
          </draw:frame>
        </presentation:notes>
      </draw:page>
      <draw:page draw:name="page13" draw:style-name="dp1" draw:master-page-name="fresh-morning" presentation:presentation-page-layout-name="AL1T1">
        <office:forms form:automatic-focus="false" form:apply-design-mode="false"/>
        <draw:frame presentation:style-name="pr1" draw:layer="layout" svg:width="25.199cm" svg:height="3.256cm" svg:x="1.4cm" svg:y="0.962cm" presentation:class="title">
          <draw:text-box>
            <text:p>Solution #3 – ffcall</text:p>
          </draw:text-box>
        </draw:frame>
        <draw:frame presentation:style-name="pr2" draw:layer="layout" svg:width="25.199cm" svg:height="15.393cm" svg:x="1.4cm" svg:y="4.914cm" presentation:class="outline" presentation:user-transformed="true">
          <draw:text-box>
            <text:p><text:span text:style-name="T10">ffcall</text:span> is a collection of four libraries which can be used to build foreign function call interfaces in embedded interpreters, among which: <text:span text:style-name="T10">trampoline</text:span> provides closures as first-class C functions</text:p>
            <text:p/>
            <text:p>How does it work?</text:p>
            <text:p><text:span text:style-name="T15">#include &lt;trampoline.h&gt;</text:span><text:span text:style-name="T15"><text:line-break/></text:span><text:span text:style-name="T15"><text:line-break/></text:span><text:span text:style-name="T15">int _self;</text:span><text:span text:style-name="T15"><text:line-break/></text:span><text:span text:style-name="T15"><text:line-break/></text:span><text:span text:style-name="T15">void test_it(int zwei) {</text:span><text:span text:style-name="T15"><text:line-break/></text:span><text:span text:style-name="T15"> <text:s text:c="3"/>printf("yay! %d %d\n", _self, zwei);</text:span><text:span text:style-name="T15"><text:line-break/></text:span><text:span text:style-name="T15">}</text:span><text:span text:style-name="T15"><text:line-break/></text:span><text:span text:style-name="T15">typedef int(*TestFunc)(int);</text:span><text:span text:style-name="T15"><text:line-break/></text:span><text:span text:style-name="T15"><text:line-break/></text:span><text:span text:style-name="T15">int main() {</text:span><text:span text:style-name="T15"><text:line-break/></text:span><text:span text:style-name="T15"> <text:s text:c="3"/>TestFunc t1 = (TestFunc)alloc_trampoline(&amp;test_it, &amp;_self, (void*)3333);</text:span><text:span text:style-name="T15"><text:line-break/></text:span><text:span text:style-name="T15"> <text:s text:c="3"/>TestFunc t2 = (TestFunc)alloc_trampoline(&amp;test_it, &amp;_self, (void*)5555);</text:span><text:span text:style-name="T15"><text:line-break/></text:span><text:span text:style-name="T15"> <text:s text:c="3"/>t1(4444);</text:span><text:span text:style-name="T15"><text:line-break/></text:span><text:span text:style-name="T15"> <text:s text:c="3"/>t2(6666);</text:span><text:span text:style-name="T15"><text:line-break/></text:span><text:span text:style-name="T15"> <text:s text:c="3"/>return 0;</text:span><text:span text:style-name="T15"><text:line-break/></text:span><text:span text:style-name="T15">}</text:span></text:p>
            <text:p><text:span text:style-name="T15"/></text:p>
          </draw:text-box>
        </draw:frame>
        <presentation:notes draw:style-name="dp2">
          <draw:page-thumbnail draw:style-name="gr1" draw:layer="layout" svg:width="14.848cm" svg:height="11.136cm" svg:x="3.075cm" svg:y="2.257cm" draw:page-number="13" presentation:class="page"/>
          <draw:frame presentation:style-name="pr6" draw:text-style-name="P2" draw:layer="layout" svg:width="16.799cm" svg:height="13.114cm" svg:x="2.1cm" svg:y="14.107cm" presentation:class="notes" presentation:placeholder="true">
            <draw:text-box/>
          </draw:frame>
        </presentation:notes>
      </draw:page>
      <draw:page draw:name="page14" draw:style-name="dp1" draw:master-page-name="fresh-morning" presentation:presentation-page-layout-name="AL1T1">
        <office:forms form:automatic-focus="false" form:apply-design-mode="false"/>
        <draw:frame presentation:style-name="pr1" draw:layer="layout" svg:width="25.199cm" svg:height="3.256cm" svg:x="1.4cm" svg:y="0.962cm" presentation:class="title">
          <draw:text-box>
            <text:p>Solution #3 – ffcall</text:p>
          </draw:text-box>
        </draw:frame>
        <draw:frame presentation:style-name="fresh-morning-outline1" draw:layer="layout" svg:width="25.199cm" svg:height="11.448cm" svg:x="1.4cm" svg:y="4.914cm" presentation:class="outline" presentation:user-transformed="true">
          <draw:text-box>
            <text:p>Advantages:</text:p>
            <text:list text:style-name="L2">
              <text:list-item>
                <text:p>Tried, stable code</text:p>
              </text:list-item>
              <text:list-item>
                <text:p>Support closures, additional arguments</text:p>
              </text:list-item>
              <text:list-item>
                <text:p>Trampoline is poetic</text:p>
              </text:list-item>
            </text:list>
            <text:p/>
            <text:p>Drawbacks:</text:p>
            <text:list text:continue-numbering="true" text:style-name="L2">
              <text:list-item>
                <text:p>Doesn't look clean: uses a variable declaration outside the closure'd function</text:p>
              </text:list-item>
              <text:list-item>
                <text:p>Obviously not thread-safe!</text:p>
              </text:list-item>
            </text:list>
            <text:p/>
            <text:p>Besides, ffcall was written at a time where no usable JIT (Just-In-Time) library existed, e.g. a few years before GNU Lightning.</text:p>
          </draw:text-box>
        </draw:frame>
        <presentation:notes draw:style-name="dp2">
          <draw:page-thumbnail draw:style-name="gr1" draw:layer="layout" svg:width="14.848cm" svg:height="11.136cm" svg:x="3.075cm" svg:y="2.257cm" draw:page-number="14" presentation:class="page"/>
          <draw:frame presentation:style-name="pr6" draw:text-style-name="P2" draw:layer="layout" svg:width="16.799cm" svg:height="13.114cm" svg:x="2.1cm" svg:y="14.107cm" presentation:class="notes" presentation:placeholder="true">
            <draw:text-box/>
          </draw:frame>
        </presentation:notes>
      </draw:page>
      <draw:page draw:name="page15" draw:style-name="dp1" draw:master-page-name="fresh-morning" presentation:presentation-page-layout-name="AL1T1">
        <office:forms form:automatic-focus="false" form:apply-design-mode="false"/>
        <draw:frame presentation:style-name="pr1" draw:layer="layout" svg:width="25.199cm" svg:height="3.256cm" svg:x="1.4cm" svg:y="0.962cm" presentation:class="title">
          <draw:text-box>
            <text:p>Solution #4 – JIT trick</text:p>
          </draw:text-box>
        </draw:frame>
        <draw:frame presentation:style-name="pr2" draw:layer="layout" svg:width="25.199cm" svg:height="14.058cm" svg:x="1.4cm" svg:y="4.914cm" presentation:class="outline" presentation:user-transformed="true">
          <draw:text-box>
            <text:p>Concept: at run-time, whenever you need to pass a pointer to a closure/member function, allocate memory for a wrapper function and assemble it. Of course all this is handled by the ooc compiler.</text:p>
            <text:p/>
            <text:p>The created wrapper function would look like (if decompiled to C):</text:p>
            <text:p><text:span text:style-name="T2">void Thing_blah_wrapper() {</text:span><text:span text:style-name="T2"><text:line-break/></text:span><text:span text:style-name="T2"> <text:s/>struct Thing* this = 0x9108ff; // whatever was the address of this</text:span><text:span text:style-name="T2"><text:line-break/></text:span><text:span text:style-name="T2"> <text:s/>this-&gt;blah(this);</text:span><text:span text:style-name="T2"><text:line-break/></text:span><text:span text:style-name="T2">}</text:span></text:p>
            <text:p/>
            <text:p>The C code for passing a closure would then look like:</text:p>
            <text:p><text:span text:style-name="T2">Thing thing = Thing_new("calimero");</text:span><text:span text:style-name="T2"><text:line-break/></text:span><text:span text:style-name="T2">void (*funcPointer)() = Thing_blah_make_wrapper(thing);</text:span><text:span text:style-name="T2"><text:line-break/></text:span><text:span text:style-name="T2">call(funcPointer);</text:span></text:p>
            <text:p/>
            <text:p>Where <text:span text:style-name="T2">Thing_blah_make_wrapper</text:span> is generated by the ooc compiler.</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114cm" svg:x="2.1cm" svg:y="14.107cm" presentation:class="notes" presentation:placeholder="true">
            <draw:text-box/>
          </draw:frame>
        </presentation:notes>
      </draw:page>
      <draw:page draw:name="page16" draw:style-name="dp1" draw:master-page-name="fresh-morning" presentation:presentation-page-layout-name="AL1T1">
        <office:forms form:automatic-focus="false" form:apply-design-mode="false"/>
        <draw:frame presentation:style-name="pr1" draw:layer="layout" svg:width="25.199cm" svg:height="3.256cm" svg:x="1.4cm" svg:y="0.962cm" presentation:class="title">
          <draw:text-box>
            <text:p>Solution #4 – JIT trick</text:p>
          </draw:text-box>
        </draw:frame>
        <draw:frame presentation:style-name="pr2" draw:layer="layout" svg:width="25.199cm" svg:height="13.609cm" svg:x="1.4cm" svg:y="4.914cm" presentation:class="outline" presentation:user-transformed="true">
          <draw:text-box>
            <text:p>Advantages:</text:p>
            <text:list text:style-name="L2">
              <text:list-item>
                <text:p>Support closures, additional arguments</text:p>
              </text:list-item>
              <text:list-item>
                <text:p>Fully thread-safe</text:p>
              </text:list-item>
              <text:list-item>
                <text:p>Clean</text:p>
              </text:list-item>
              <text:list-item>
                <text:p>Portable</text:p>
              </text:list-item>
            </text:list>
            <text:p>Drawbacks:</text:p>
            <text:list text:continue-numbering="true" text:style-name="L2">
              <text:list-item>
                <text:p>Allocates memory (it's probably the heavier of the 4 solutions)</text:p>
              </text:list-item>
              <text:list-item>
                <text:p>BUT still very lightweight</text:p>
              </text:list-item>
            </text:list>
            <text:p>Also:</text:p>
            <text:list text:continue-numbering="true" text:style-name="L2">
              <text:list-item>
                <text:p>I have already implemented it, just need integration in the compiler</text:p>
              </text:list-item>
              <text:list-item>
                <text:p>Doesn't cost anything when not needed: GNU lightning (the JIT I used) is only a few KBs headers (C macros only).</text:p>
              </text:list-item>
            </text:list>
          </draw:text-box>
        </draw:frame>
        <presentation:notes draw:style-name="dp2">
          <draw:page-thumbnail draw:style-name="gr1" draw:layer="layout" svg:width="14.848cm" svg:height="11.136cm" svg:x="3.075cm" svg:y="2.257cm" draw:page-number="16" presentation:class="page"/>
          <draw:frame presentation:style-name="pr6" draw:text-style-name="P2" draw:layer="layout" svg:width="16.799cm" svg:height="13.114cm" svg:x="2.1cm" svg:y="14.107cm" presentation:class="notes" presentation:placeholder="true">
            <draw:text-box/>
          </draw:frame>
        </presentation:notes>
      </draw:page>
      <draw:page draw:name="page17" draw:style-name="dp1" draw:master-page-name="fresh-morning" presentation:presentation-page-layout-name="AL1T1">
        <office:forms form:automatic-focus="false" form:apply-design-mode="false"/>
        <draw:frame presentation:style-name="pr1" draw:layer="layout" svg:width="25.199cm" svg:height="3.256cm" svg:x="1.4cm" svg:y="0.962cm" presentation:class="title">
          <draw:text-box>
            <text:p>What to chose, then?</text:p>
          </draw:text-box>
        </draw:frame>
        <draw:frame presentation:style-name="pr2" draw:layer="layout" svg:width="25.199cm" svg:height="13.609cm" svg:x="1.4cm" svg:y="4.914cm" presentation:class="outline">
          <draw:text-box>
            <text:p>I suggest to use a combination of solutions #2 (locals struct) and #4 (JIT trick), depending on the use.</text:p>
            <text:p/>
            <text:p>For pure ooc function pointers, use #2 because we can handle calling all function pointers in a different way, e.g. closure-&gt;funcPointer(closure-&gt;locals)</text:p>
            <text:p>When passing ooc closures/member function pointers to plain C functions, use the JIT trick to pass a wrapper function instead.</text:p>
            <text:p/>
            <text:p>Strong points:</text:p>
            <text:list text:style-name="L2">
              <text:list-item>
                <text:p>People who don't care about C functions at all have zero performance/executable size penalty</text:p>
              </text:list-item>
              <text:list-item>
                <text:p>People who want to use glut, SDL, Gtk, QT, libraries have out-of-the-box support for member function pointers. (You don't have that in C++)</text:p>
              </text:list-item>
            </text:list>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114cm" svg:x="2.1cm" svg:y="14.107cm" presentation:class="notes" presentation:placeholder="true">
            <draw:text-box/>
          </draw:frame>
        </presentation:notes>
      </draw:page>
      <draw:page draw:name="page18" draw:style-name="dp1" draw:master-page-name="fresh-morning" presentation:presentation-page-layout-name="AL1T1">
        <office:forms form:automatic-focus="false" form:apply-design-mode="false"/>
        <draw:frame presentation:style-name="pr1" draw:layer="layout" svg:width="25.199cm" svg:height="3.256cm" svg:x="1.4cm" svg:y="0.962cm" presentation:class="title">
          <draw:text-box>
            <text:p>Questions?</text:p>
          </draw:text-box>
        </draw:frame>
        <draw:frame presentation:style-name="pr7" draw:layer="layout" svg:width="25.199cm" svg:height="5.675cm" svg:x="1.4cm" svg:y="6.963cm" presentation:class="outline" presentation:user-transformed="true">
          <draw:text-box>
            <text:list text:style-name="L2">
              <text:list-item>
                <text:p><text:a xlink:href="mailto:ooc-dev@lists.launchpad.net">ooc-dev@lists.launchpad.net</text:a></text:p>
              </text:list-item>
              <text:list-item>
                <text:p>#ooc-lang on Freenode</text:p>
              </text:list-item>
              <text:list-item>
                <text:p><text:a xlink:href="http://ooc-lang.org/">http://ooc-lang.org/</text:a></text:p>
              </text:list-item>
            </text:list>
            <text:p/>
            <text:p>Thanks for your attention =)</text:p>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freshmorning" xlink:href="Pictures/1000000000000400000003009652AA1D.jp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resh-morning-background" style:family="presentation">
      <style:graphic-properties draw:stroke="none" draw:fill="bitmap" draw:fill-image-name="freshmorning" draw:fill-image-width="100%" draw:fill-image-height="100%"/>
      <style:text-properties style:letter-kerning="true"/>
    </style:style>
    <style:style style:name="fresh-morning-backgroundobjects" style:family="presentation">
      <style:graphic-properties draw:shadow="hidden" draw:shadow-offset-x="0.3cm" draw:shadow-offset-y="0.3cm" draw:shadow-color="#808080"/>
      <style:text-properties style:letter-kerning="true"/>
    </style:style>
    <style:style style:name="fresh-morning-notes" style:family="presentation">
      <style:graphic-properties draw:stroke="none" draw:fill="none"/>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letter-kerning="true"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fresh-morning-outline1" style:family="presentation">
      <style:graphic-properties draw:stroke="none" draw:fill="none">
        <text:list-style style:name="fresh-morn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cm" fo:text-indent="0cm"/>
      <style:text-properties fo:color="#000000" style:text-outline="false" style:text-line-through-style="none" fo:font-family="Albany" style:font-style-name="Regular" style:font-family-generic="swiss" fo:font-size="20pt" fo:font-style="normal" fo:text-shadow="none" style:text-underline-style="none" fo:font-weight="normal" style:letter-kerning="true"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embossed"/>
    </style:style>
    <style:style style:name="fresh-morning-outline2" style:family="presentation" style:parent-style-name="fresh-morning-outline1">
      <style:paragraph-properties fo:margin-top="0cm" fo:margin-bottom="0.4cm"/>
      <style:text-properties fo:font-family="'Courier New'" style:font-style-name="Normal" style:font-family-generic="modern" style:font-pitch="fixed" fo:font-size="16pt" style:font-size-asian="28pt" style:font-size-complex="28pt"/>
    </style:style>
    <style:style style:name="fresh-morning-outline3" style:family="presentation" style:parent-style-name="fresh-morning-outline2">
      <style:paragraph-properties fo:margin-top="0cm" fo:margin-bottom="0.3cm"/>
      <style:text-properties fo:font-size="24pt" style:font-size-asian="24pt" style:font-size-complex="24pt"/>
    </style:style>
    <style:style style:name="fresh-morning-outline4" style:family="presentation" style:parent-style-name="fresh-morning-outline3">
      <style:paragraph-properties fo:margin-top="0cm" fo:margin-bottom="0.2cm"/>
      <style:text-properties fo:font-size="20pt" style:font-size-asian="20pt" style:font-size-complex="20pt"/>
    </style:style>
    <style:style style:name="fresh-morning-outline5" style:family="presentation" style:parent-style-name="fresh-morning-outline4">
      <style:paragraph-properties fo:margin-top="0cm" fo:margin-bottom="0.1cm"/>
      <style:text-properties fo:font-size="20pt" style:font-size-asian="20pt" style:font-size-complex="20pt"/>
    </style:style>
    <style:style style:name="fresh-morning-outline6" style:family="presentation" style:parent-style-name="fresh-morning-outline5">
      <style:paragraph-properties fo:margin-top="0cm" fo:margin-bottom="0.1cm"/>
      <style:text-properties fo:font-size="20pt" style:font-size-asian="20pt" style:font-size-complex="20pt"/>
    </style:style>
    <style:style style:name="fresh-morning-outline7" style:family="presentation" style:parent-style-name="fresh-morning-outline6">
      <style:paragraph-properties fo:margin-top="0cm" fo:margin-bottom="0.1cm"/>
      <style:text-properties fo:font-size="20pt" style:font-size-asian="20pt" style:font-size-complex="20pt"/>
    </style:style>
    <style:style style:name="fresh-morning-outline8" style:family="presentation" style:parent-style-name="fresh-morning-outline7">
      <style:paragraph-properties fo:margin-top="0cm" fo:margin-bottom="0.1cm"/>
      <style:text-properties fo:font-size="20pt" style:font-size-asian="20pt" style:font-size-complex="20pt"/>
    </style:style>
    <style:style style:name="fresh-morning-outline9" style:family="presentation" style:parent-style-name="fresh-morning-outline8">
      <style:paragraph-properties fo:margin-top="0cm" fo:margin-bottom="0.1cm"/>
      <style:text-properties fo:font-size="20pt" style:font-size-asian="20pt" style:font-size-complex="20pt"/>
    </style:style>
    <style:style style:name="fresh-morning-subtitle" style:family="presentation">
      <style:graphic-properties draw:stroke="none" draw:fill="none" draw:textarea-vertical-align="middle">
        <text:list-style style:name="fresh-morning-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letter-kerning="true"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embossed"/>
    </style:style>
    <style:style style:name="fresh-morning-title" style:family="presentation">
      <style:graphic-properties draw:stroke="none" draw:fill="none" draw:textarea-vertical-align="middle">
        <text:list-style style:name="fresh-morning-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Albany" style:font-family-generic="roman" style:font-pitch="variable" fo:font-size="44pt" fo:font-style="normal" fo:text-shadow="none" style:text-underline-style="none" fo:font-weight="normal" style:letter-kerning="true"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freshmorning"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fresh-morning-backgroundobjects">
      <style:graphic-properties draw:stroke="none" draw:fill="none" draw:fill-color="#ffffff" draw:auto-grow-height="false" fo:min-height="1.449cm"/>
    </style:style>
    <style:style style:name="Mpr5" style:family="presentation" style:parent-style-name="fresh-morning-backgroundobjects">
      <style:graphic-properties draw:stroke="none" draw:fill="none" draw:fill-color="#ffffff" draw:auto-grow-height="false" fo:min-height="1.485cm"/>
    </style:style>
    <style:style style:name="Mpr6" style:family="presentation" style:parent-style-name="fresh-morning-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fresh-morning" style:page-layout-name="PM1" draw:style-name="Mdp2">
      <draw:frame presentation:style-name="fresh-morning-title" draw:layer="backgroundobjects" svg:width="25.199cm" svg:height="3.506cm" svg:x="1.4cm" svg:y="0.837cm" presentation:class="title" presentation:placeholder="true">
        <draw:text-box/>
      </draw:frame>
      <draw:frame presentation:style-name="fresh-morning-outline1" draw:layer="backgroundobjects" svg:width="25.199cm" svg:height="13.85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fresh-morning-title" draw:layer="backgroundobjects" svg:width="14.848cm" svg:height="11.136cm" svg:x="3.075cm" svg:y="2.257cm" presentation:class="page"/>
        <draw:frame presentation:style-name="fresh-morning-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001cm" svg:y="0.001cm" presentation:class="header">
          <draw:text-box>
            <text:p text:style-name="MP1"><text:span text:style-name="MT1"><presentation:header/></text:span></text:p>
          </draw:text-box>
        </draw:frame>
        <draw:frame presentation:style-name="Mpr5" draw:text-style-name="MP2" draw:layer="backgroundobjects" svg:width="9.113cm" svg:height="1.484cm" svg:x="11.885cm" svg:y="0.001cm" presentation:class="date-time">
          <draw:text-box>
            <text:p text:style-name="MP2"><text:span text:style-name="MT1"><presentation:date-time/></text:span></text:p>
          </draw:text-box>
        </draw:frame>
        <draw:frame presentation:style-name="Mpr6" draw:text-style-name="MP1" draw:layer="backgroundobjects" svg:width="9.113cm" svg:height="1.484cm" svg:x="0.001cm" svg:y="28.214cm" presentation:class="footer">
          <draw:text-box>
            <text:p text:style-name="MP1"><text:span text:style-name="MT1"><presentation:footer/></text:span></text:p>
          </draw:text-box>
        </draw:frame>
        <draw:frame presentation:style-name="Mpr6" draw:text-style-name="MP2" draw:layer="backgroundobjects" svg:width="9.113cm" svg:height="1.484cm" svg:x="11.885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Amos Wenger</meta:initial-creator>
    <meta:creation-date>2009-07-22T23:21:35</meta:creation-date>
    <meta:editing-duration>PT07H31M27S</meta:editing-duration>
    <meta:editing-cycles>163</meta:editing-cycles>
    <dc:date>2009-07-23T12:18:55</dc:date>
    <dc:creator>Amos Wenger</dc:creator>
    <meta:generator>OpenOffice.org/3.1$Linux OpenOffice.org_project/310m11$Build-9399</meta:generator>
    <meta:document-statistic meta:object-count="104"/>
  </office:meta>
</office:document-meta>
</file>